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8.678333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7.064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ALTIA SOLUTIONS LTD</text:p>
          </table:table-cell>
          <table:table-cell office:value-type="float" office:value="665" table:style-name="ce5">
            <text:p>665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ANDREWS SYKES HIRE LTD</text:p>
          </table:table-cell>
          <table:table-cell office:value-type="float" office:value="4729.24" table:style-name="ce5">
            <text:p>4729.24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ANGLIAN WATER</text:p>
          </table:table-cell>
          <table:table-cell office:value-type="float" office:value="2607.5700000000002" table:style-name="ce5">
            <text:p>2607.57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AVI LTD</text:p>
          </table:table-cell>
          <table:table-cell office:value-type="float" office:value="1174" table:style-name="ce5">
            <text:p>1174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AVON &amp; SOMERSET CONSTABULARY</text:p>
          </table:table-cell>
          <table:table-cell office:value-type="float" office:value="50940" table:style-name="ce5">
            <text:p>50940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AXESS INTERNATIONAL LTD</text:p>
          </table:table-cell>
          <table:table-cell office:value-type="float" office:value="3181.8" table:style-name="ce5">
            <text:p>3181.8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BARKER AND EVANS</text:p>
          </table:table-cell>
          <table:table-cell office:value-type="float" office:value="7933" table:style-name="ce5">
            <text:p>7933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BMW (UK) LTD</text:p>
          </table:table-cell>
          <table:table-cell office:value-type="float" office:value="1082.29" table:style-name="ce5">
            <text:p>1082.29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BRADY FABRICATIONS LTD</text:p>
          </table:table-cell>
          <table:table-cell office:value-type="float" office:value="560" table:style-name="ce5">
            <text:p>560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755.2" table:style-name="ce5">
            <text:p>755.2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BUCKS COUNTY COUNCIL</text:p>
          </table:table-cell>
          <table:table-cell office:value-type="float" office:value="20000" table:style-name="ce5">
            <text:p>20000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COMPUTACENTER (UK) LTD</text:p>
          </table:table-cell>
          <table:table-cell office:value-type="float" office:value="40296.39" table:style-name="ce5">
            <text:p>40296.39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COOPER READING</text:p>
          </table:table-cell>
          <table:table-cell office:value-type="float" office:value="800.96" table:style-name="ce5">
            <text:p>800.96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476.33" table:style-name="ce5">
            <text:p>2476.33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EDF ENERGY</text:p>
          </table:table-cell>
          <table:table-cell office:value-type="float" office:value="134393.42000000001" table:style-name="ce5">
            <text:p>134393.42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768.27" table:style-name="ce5">
            <text:p>768.27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F G ALDEN LTD</text:p>
          </table:table-cell>
          <table:table-cell office:value-type="float" office:value="33663.82" table:style-name="ce5">
            <text:p>33663.82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77053.01" table:style-name="ce5">
            <text:p>177053.01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GROUPTYRE WHOLSALE LTD</text:p>
          </table:table-cell>
          <table:table-cell office:value-type="float" office:value="1244.05" table:style-name="ce5">
            <text:p>1244.05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1265" table:style-name="ce5">
            <text:p>1265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LAMBERT SMITH HAMPTON</text:p>
          </table:table-cell>
          <table:table-cell office:value-type="float" office:value="2500" table:style-name="ce5">
            <text:p>2500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LLOYD MOTORS LTD</text:p>
          </table:table-cell>
          <table:table-cell office:value-type="float" office:value="761.68" table:style-name="ce5">
            <text:p>761.68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LOWE &amp; OLIVER LTD</text:p>
          </table:table-cell>
          <table:table-cell office:value-type="float" office:value="11977" table:style-name="ce5">
            <text:p>11977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MARSHALL MOTOR GROUP- CAMBRIDGE</text:p>
          </table:table-cell>
          <table:table-cell office:value-type="float" office:value="1121.43" table:style-name="ce5">
            <text:p>1121.43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31334.22" table:style-name="ce5">
            <text:p>31334.22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OSMOND GROUP LTD</text:p>
          </table:table-cell>
          <table:table-cell office:value-type="float" office:value="705.6" table:style-name="ce5">
            <text:p>705.6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PAYPOINT NETWORK LTD</text:p>
          </table:table-cell>
          <table:table-cell office:value-type="float" office:value="1025" table:style-name="ce5">
            <text:p>1025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PMD MAGNETICS</text:p>
          </table:table-cell>
          <table:table-cell office:value-type="float" office:value="1570" table:style-name="ce5">
            <text:p>1570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PORTAKABIN LTD</text:p>
          </table:table-cell>
          <table:table-cell office:value-type="float" office:value="26645.06" table:style-name="ce5">
            <text:p>26645.06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PRO-TECT SAFETY SIGNS</text:p>
          </table:table-cell>
          <table:table-cell office:value-type="float" office:value="594.5" table:style-name="ce5">
            <text:p>594.5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PVL UK LTD</text:p>
          </table:table-cell>
          <table:table-cell office:value-type="float" office:value="2037.5" table:style-name="ce5">
            <text:p>2037.5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QMP MANAGEMENT &amp; DESIGN</text:p>
          </table:table-cell>
          <table:table-cell office:value-type="float" office:value="3165" table:style-name="ce5">
            <text:p>3165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QRO SOLUTIONS LIMITED</text:p>
          </table:table-cell>
          <table:table-cell office:value-type="float" office:value="7500" table:style-name="ce5">
            <text:p>7500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REED</text:p>
          </table:table-cell>
          <table:table-cell office:value-type="float" office:value="101044.27" table:style-name="ce5">
            <text:p>101044.27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ROBERT M DONALDSON</text:p>
          </table:table-cell>
          <table:table-cell office:value-type="float" office:value="555" table:style-name="ce5">
            <text:p>555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ROYAL MAIL</text:p>
          </table:table-cell>
          <table:table-cell office:value-type="float" office:value="1312.4" table:style-name="ce5">
            <text:p>1312.4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SEPURA LIMITED</text:p>
          </table:table-cell>
          <table:table-cell office:value-type="float" office:value="1330" table:style-name="ce5">
            <text:p>1330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SPECIALIST CARS STEVENAGE</text:p>
          </table:table-cell>
          <table:table-cell office:value-type="float" office:value="1058.73" table:style-name="ce5">
            <text:p>1058.73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SUSSEX POLICE AUTHORITY</text:p>
          </table:table-cell>
          <table:table-cell office:value-type="float" office:value="971.2" table:style-name="ce5">
            <text:p>971.2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TOTAL PEST CONTROL</text:p>
          </table:table-cell>
          <table:table-cell office:value-type="float" office:value="564" table:style-name="ce5">
            <text:p>564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VODAFONE LIMITED</text:p>
          </table:table-cell>
          <table:table-cell office:value-type="float" office:value="554" table:style-name="ce5">
            <text:p>554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2T00:00:00" table:style-name="ce3">
            <text:p>02/06/2020</text:p>
          </table:table-cell>
          <table:table-cell office:value-type="string" table:style-name="ce4">
            <text:p>WOODWAY ENGINEERING LTD</text:p>
          </table:table-cell>
          <table:table-cell office:value-type="float" office:value="1973.85" table:style-name="ce5">
            <text:p>1973.85</text:p>
          </table:table-cell>
          <table:table-cell office:value-type="float" office:value="3475" table:style-name="ce5">
            <text:p>347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3663</text:p>
          </table:table-cell>
          <table:table-cell office:value-type="float" office:value="552.45000000000005" table:style-name="ce5">
            <text:p>552.4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ACOTA LIMITED</text:p>
          </table:table-cell>
          <table:table-cell office:value-type="float" office:value="763.34" table:style-name="ce5">
            <text:p>763.34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APD COMMUNICATIONS LTD</text:p>
          </table:table-cell>
          <table:table-cell office:value-type="float" office:value="659.1" table:style-name="ce5">
            <text:p>659.1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AVI LTD</text:p>
          </table:table-cell>
          <table:table-cell office:value-type="float" office:value="1152" table:style-name="ce5">
            <text:p>1152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BARKER AND EVANS</text:p>
          </table:table-cell>
          <table:table-cell office:value-type="float" office:value="9085" table:style-name="ce5">
            <text:p>908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BERKSHIRE PARTS AND PANELS LTD</text:p>
          </table:table-cell>
          <table:table-cell office:value-type="float" office:value="1138" table:style-name="ce5">
            <text:p>1138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BMW (GB) LTD</text:p>
          </table:table-cell>
          <table:table-cell office:value-type="float" office:value="568" table:style-name="ce5">
            <text:p>568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1064.79" table:style-name="ce5">
            <text:p>1064.79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BT CONFERENCING</text:p>
          </table:table-cell>
          <table:table-cell office:value-type="float" office:value="1397.18" table:style-name="ce5">
            <text:p>1397.18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BUCKS COUNTY COUNCIL</text:p>
          </table:table-cell>
          <table:table-cell office:value-type="float" office:value="441082" table:style-name="ce5">
            <text:p>441082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BUDDI LTD</text:p>
          </table:table-cell>
          <table:table-cell office:value-type="float" office:value="4275" table:style-name="ce5">
            <text:p>427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CASEVA LTD</text:p>
          </table:table-cell>
          <table:table-cell office:value-type="float" office:value="550" table:style-name="ce5">
            <text:p>550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CASTROL (UK) LTD</text:p>
          </table:table-cell>
          <table:table-cell office:value-type="float" office:value="574.08000000000004" table:style-name="ce5">
            <text:p>574.08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CHUBB FIRE LTD</text:p>
          </table:table-cell>
          <table:table-cell office:value-type="float" office:value="514.5" table:style-name="ce5">
            <text:p>514.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COMPUTACENTER (UK) LTD</text:p>
          </table:table-cell>
          <table:table-cell office:value-type="float" office:value="3447" table:style-name="ce5">
            <text:p>3447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COOPER READING</text:p>
          </table:table-cell>
          <table:table-cell office:value-type="float" office:value="1021.27" table:style-name="ce5">
            <text:p>1021.27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2111.4" table:style-name="ce5">
            <text:p>2111.4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D &amp; P LUXURY TOILETS LTD</text:p>
          </table:table-cell>
          <table:table-cell office:value-type="float" office:value="9000" table:style-name="ce5">
            <text:p>9000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DATCHET PARISH COUNCIL</text:p>
          </table:table-cell>
          <table:table-cell office:value-type="float" office:value="887.5" table:style-name="ce5">
            <text:p>887.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75373.03" table:style-name="ce5">
            <text:p>75373.03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64171.04999999999" table:style-name="ce5">
            <text:p>164171.0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ESSEX POLICE AUTHORITY</text:p>
          </table:table-cell>
          <table:table-cell office:value-type="float" office:value="8780.32" table:style-name="ce5">
            <text:p>8780.32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FAST ENGINEERING LTD</text:p>
          </table:table-cell>
          <table:table-cell office:value-type="float" office:value="672" table:style-name="ce5">
            <text:p>672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GMK LTD</text:p>
          </table:table-cell>
          <table:table-cell office:value-type="float" office:value="581" table:style-name="ce5">
            <text:p>581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GROUPTYRE WHOLSALE LTD</text:p>
          </table:table-cell>
          <table:table-cell office:value-type="float" office:value="2475.9" table:style-name="ce5">
            <text:p>2475.9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HAMPSHIRE POLICE AUTHORITY</text:p>
          </table:table-cell>
          <table:table-cell office:value-type="float" office:value="4188.2700000000004" table:style-name="ce5">
            <text:p>4188.27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HAMPSHIRE POLICE AUTHORITY</text:p>
          </table:table-cell>
          <table:table-cell office:value-type="float" office:value="319659.51" table:style-name="ce5">
            <text:p>319659.51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HEADLEY TYRES LTD</text:p>
          </table:table-cell>
          <table:table-cell office:value-type="float" office:value="1149.5" table:style-name="ce5">
            <text:p>1149.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IAN WEBB ENGINEERING LTD</text:p>
          </table:table-cell>
          <table:table-cell office:value-type="float" office:value="4968" table:style-name="ce5">
            <text:p>4968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INTRAMARK LIMITED</text:p>
          </table:table-cell>
          <table:table-cell office:value-type="float" office:value="5880" table:style-name="ce5">
            <text:p>5880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K &amp; R AUTO SERVICES LTD</text:p>
          </table:table-cell>
          <table:table-cell office:value-type="float" office:value="946.67" table:style-name="ce5">
            <text:p>946.67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LAMBERT SMITH HAMPTON</text:p>
          </table:table-cell>
          <table:table-cell office:value-type="float" office:value="38182.699999999997" table:style-name="ce5">
            <text:p>38182.7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MILTON KEYNES COUNCIL</text:p>
          </table:table-cell>
          <table:table-cell office:value-type="float" office:value="261694" table:style-name="ce5">
            <text:p>261694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2883.09" table:style-name="ce5">
            <text:p>2883.09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ORCHID CELLMARK LTD</text:p>
          </table:table-cell>
          <table:table-cell office:value-type="float" office:value="79439.75" table:style-name="ce5">
            <text:p>79439.7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OSMOND GROUP LTD</text:p>
          </table:table-cell>
          <table:table-cell office:value-type="float" office:value="804.95" table:style-name="ce5">
            <text:p>804.9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OXFORDSHIRE COUNTY COUNCIL</text:p>
          </table:table-cell>
          <table:table-cell office:value-type="float" office:value="693923" table:style-name="ce5">
            <text:p>693923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PAYPOINT NETWORK LTD</text:p>
          </table:table-cell>
          <table:table-cell office:value-type="float" office:value="525" table:style-name="ce5">
            <text:p>52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PELI PRODUCTS (UK) LTD</text:p>
          </table:table-cell>
          <table:table-cell office:value-type="float" office:value="3027.86" table:style-name="ce5">
            <text:p>3027.86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PRESSFAB EVO LTD</text:p>
          </table:table-cell>
          <table:table-cell office:value-type="float" office:value="12852.4" table:style-name="ce5">
            <text:p>12852.4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READING BOROUGH COUNCIL</text:p>
          </table:table-cell>
          <table:table-cell office:value-type="float" office:value="457814" table:style-name="ce5">
            <text:p>457814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REED</text:p>
          </table:table-cell>
          <table:table-cell office:value-type="float" office:value="86505.11" table:style-name="ce5">
            <text:p>86505.11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8502" table:style-name="ce5">
            <text:p>8502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ROYAL BOROUGH OF WINDSOR &amp; MAIDENHEAD CO</text:p>
          </table:table-cell>
          <table:table-cell office:value-type="float" office:value="148921" table:style-name="ce5">
            <text:p>148921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ROYAL MAIL</text:p>
          </table:table-cell>
          <table:table-cell office:value-type="float" office:value="1242.69" table:style-name="ce5">
            <text:p>1242.69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S YAFFY LTD</text:p>
          </table:table-cell>
          <table:table-cell office:value-type="float" office:value="2700" table:style-name="ce5">
            <text:p>2700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SEPURA LIMITED</text:p>
          </table:table-cell>
          <table:table-cell office:value-type="float" office:value="24075" table:style-name="ce5">
            <text:p>2407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SLOUGH BOROUGH COUNCIL</text:p>
          </table:table-cell>
          <table:table-cell office:value-type="float" office:value="335938" table:style-name="ce5">
            <text:p>335938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180252.24" table:style-name="ce5">
            <text:p>180252.24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SPS FLEETCARE SUPPORT PRODUCTS</text:p>
          </table:table-cell>
          <table:table-cell office:value-type="float" office:value="950" table:style-name="ce5">
            <text:p>950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ST THOMAS CROSS GARAGE LTD</text:p>
          </table:table-cell>
          <table:table-cell office:value-type="float" office:value="1663.77" table:style-name="ce5">
            <text:p>1663.77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STARTRAQ UK LTD</text:p>
          </table:table-cell>
          <table:table-cell office:value-type="float" office:value="5000" table:style-name="ce5">
            <text:p>5000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SUSSEX POLICE AUTHORITY</text:p>
          </table:table-cell>
          <table:table-cell office:value-type="float" office:value="2194.67" table:style-name="ce5">
            <text:p>2194.67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THE AUTOMOBILE ASSOCIATION</text:p>
          </table:table-cell>
          <table:table-cell office:value-type="float" office:value="1344" table:style-name="ce5">
            <text:p>1344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UNIPART RAIL LTD (DORMAN)</text:p>
          </table:table-cell>
          <table:table-cell office:value-type="float" office:value="2390" table:style-name="ce5">
            <text:p>2390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VEHICLE DEVELOPMENTS</text:p>
          </table:table-cell>
          <table:table-cell office:value-type="float" office:value="4804.4399999999996" table:style-name="ce5">
            <text:p>4804.44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VODAFONE LIMITED</text:p>
          </table:table-cell>
          <table:table-cell office:value-type="float" office:value="3395.87" table:style-name="ce5">
            <text:p>3395.87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WA PRODUCTS (UK) LTD</text:p>
          </table:table-cell>
          <table:table-cell office:value-type="float" office:value="15656.4" table:style-name="ce5">
            <text:p>15656.4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WAREHOUSE EXPRESS LTD</text:p>
          </table:table-cell>
          <table:table-cell office:value-type="float" office:value="1421" table:style-name="ce5">
            <text:p>1421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WEST BERKSHIRE COUNCIL</text:p>
          </table:table-cell>
          <table:table-cell office:value-type="float" office:value="155864" table:style-name="ce5">
            <text:p>155864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WOKINGHAM BOROUGH COUNCIL</text:p>
          </table:table-cell>
          <table:table-cell office:value-type="float" office:value="104205" table:style-name="ce5">
            <text:p>104205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table:style-name="ce4">
            <text:p>WOLLASTON MOTORS</text:p>
          </table:table-cell>
          <table:table-cell office:value-type="float" office:value="531.28" table:style-name="ce5">
            <text:p>531.28</text:p>
          </table:table-cell>
          <table:table-cell office:value-type="float" office:value="3476" table:style-name="ce5">
            <text:p>347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ADT FIRE &amp; SECURITY LTD</text:p>
          </table:table-cell>
          <table:table-cell office:value-type="float" office:value="509.89" table:style-name="ce5">
            <text:p>509.8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ADT FIRE &amp; SECURITY LTD</text:p>
          </table:table-cell>
          <table:table-cell office:value-type="float" office:value="1798" table:style-name="ce5">
            <text:p>1798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ADT FIRE AND SECURITY PLC</text:p>
          </table:table-cell>
          <table:table-cell office:value-type="float" office:value="13252.99" table:style-name="ce5">
            <text:p>13252.9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ANDREWS SYKES HIRE LTD</text:p>
          </table:table-cell>
          <table:table-cell office:value-type="float" office:value="8571.59" table:style-name="ce5">
            <text:p>8571.5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ANGLIAN WATER</text:p>
          </table:table-cell>
          <table:table-cell office:value-type="float" office:value="579.62" table:style-name="ce5">
            <text:p>579.62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APEX SECURITY ENGINEERING LIMITED</text:p>
          </table:table-cell>
          <table:table-cell office:value-type="float" office:value="861.7" table:style-name="ce5">
            <text:p>861.7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BARKER AND EVANS</text:p>
          </table:table-cell>
          <table:table-cell office:value-type="float" office:value="21241" table:style-name="ce5">
            <text:p>21241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BMW (GB) LTD</text:p>
          </table:table-cell>
          <table:table-cell office:value-type="float" office:value="34807.08" table:style-name="ce5">
            <text:p>34807.08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BMW (UK) LTD</text:p>
          </table:table-cell>
          <table:table-cell office:value-type="float" office:value="631.57000000000005" table:style-name="ce5">
            <text:p>631.57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BRITISH GAS TRADING LTD</text:p>
          </table:table-cell>
          <table:table-cell office:value-type="float" office:value="12640.61" table:style-name="ce5">
            <text:p>12640.61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1114.0899999999999" table:style-name="ce5">
            <text:p>1114.0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CASEVA LTD</text:p>
          </table:table-cell>
          <table:table-cell office:value-type="float" office:value="516.66999999999996" table:style-name="ce5">
            <text:p>516.67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CASTROL (UK) LTD</text:p>
          </table:table-cell>
          <table:table-cell office:value-type="float" office:value="574.08000000000004" table:style-name="ce5">
            <text:p>574.08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CB RICHARD ELLIS</text:p>
          </table:table-cell>
          <table:table-cell office:value-type="float" office:value="7492.72" table:style-name="ce5">
            <text:p>7492.72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COMPUTACENTER (UK) LTD</text:p>
          </table:table-cell>
          <table:table-cell office:value-type="float" office:value="12053.79" table:style-name="ce5">
            <text:p>12053.7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CORONA ENERGY RETAIL 4 A/C</text:p>
          </table:table-cell>
          <table:table-cell office:value-type="float" office:value="20097.52" table:style-name="ce5">
            <text:p>20097.52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448.9" table:style-name="ce5">
            <text:p>1448.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1828.17" table:style-name="ce5">
            <text:p>1828.17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EDF ENERGY</text:p>
          </table:table-cell>
          <table:table-cell office:value-type="float" office:value="139632.79" table:style-name="ce5">
            <text:p>139632.7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2289.42" table:style-name="ce5">
            <text:p>2289.42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EURO CAR PARTS</text:p>
          </table:table-cell>
          <table:table-cell office:value-type="float" office:value="845.29" table:style-name="ce5">
            <text:p>845.2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EXPERIAN LTD</text:p>
          </table:table-cell>
          <table:table-cell office:value-type="float" office:value="12799.18" table:style-name="ce5">
            <text:p>12799.18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FENTON PHARMACEUTICALS LTD</text:p>
          </table:table-cell>
          <table:table-cell office:value-type="float" office:value="8500" table:style-name="ce5">
            <text:p>8500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FOURTH ELEMENT LTD</text:p>
          </table:table-cell>
          <table:table-cell office:value-type="float" office:value="523.84" table:style-name="ce5">
            <text:p>523.84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92660" table:style-name="ce5">
            <text:p>92660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GOODYEAR DUNLOP UK</text:p>
          </table:table-cell>
          <table:table-cell office:value-type="float" office:value="38777.5" table:style-name="ce5">
            <text:p>38777.5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GROUPTYRE WHOLSALE LTD</text:p>
          </table:table-cell>
          <table:table-cell office:value-type="float" office:value="2415" table:style-name="ce5">
            <text:p>2415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IAN WEBB ENGINEERING LTD</text:p>
          </table:table-cell>
          <table:table-cell office:value-type="float" office:value="3312" table:style-name="ce5">
            <text:p>3312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ICETRAK LTD</text:p>
          </table:table-cell>
          <table:table-cell office:value-type="float" office:value="2474.8000000000002" table:style-name="ce5">
            <text:p>2474.8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INSIDE OUT DEVELOPMENTS LTD</text:p>
          </table:table-cell>
          <table:table-cell office:value-type="float" office:value="1120" table:style-name="ce5">
            <text:p>1120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INTRAMARK LIMITED</text:p>
          </table:table-cell>
          <table:table-cell office:value-type="float" office:value="5085.4399999999996" table:style-name="ce5">
            <text:p>5085.44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LEICESTERSHIRE POLICE AUTHORITY</text:p>
          </table:table-cell>
          <table:table-cell office:value-type="float" office:value="1638.34" table:style-name="ce5">
            <text:p>1638.34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LOWE &amp; OLIVER LTD</text:p>
          </table:table-cell>
          <table:table-cell office:value-type="float" office:value="5813.07" table:style-name="ce5">
            <text:p>5813.07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LYRECO UK LIMITED</text:p>
          </table:table-cell>
          <table:table-cell office:value-type="float" office:value="2244" table:style-name="ce5">
            <text:p>2244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MAILBOX MOULDINGS INTERNATIONAL LTD</text:p>
          </table:table-cell>
          <table:table-cell office:value-type="float" office:value="698.65" table:style-name="ce5">
            <text:p>698.65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16750.439999999999" table:style-name="ce5">
            <text:p>16750.44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NISBETS ACCOUNT NUMBER 872324</text:p>
          </table:table-cell>
          <table:table-cell office:value-type="float" office:value="3056.99" table:style-name="ce5">
            <text:p>3056.9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OSMOND GROUP LTD</text:p>
          </table:table-cell>
          <table:table-cell office:value-type="float" office:value="23506.5" table:style-name="ce5">
            <text:p>23506.5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PMC POLYTHENE LTD</text:p>
          </table:table-cell>
          <table:table-cell office:value-type="float" office:value="2579.6999999999998" table:style-name="ce5">
            <text:p>2579.7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PORTAKABIN LTD</text:p>
          </table:table-cell>
          <table:table-cell office:value-type="float" office:value="23746.560000000001" table:style-name="ce5">
            <text:p>23746.56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PROBRAND LTD</text:p>
          </table:table-cell>
          <table:table-cell office:value-type="float" office:value="5374.2" table:style-name="ce5">
            <text:p>5374.2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READING TRANSPORT LTD</text:p>
          </table:table-cell>
          <table:table-cell office:value-type="float" office:value="957.68" table:style-name="ce5">
            <text:p>957.68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REED</text:p>
          </table:table-cell>
          <table:table-cell office:value-type="float" office:value="99824.73" table:style-name="ce5">
            <text:p>99824.73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ROYAL MAIL</text:p>
          </table:table-cell>
          <table:table-cell office:value-type="float" office:value="2846.5" table:style-name="ce5">
            <text:p>2846.5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RSG ENGINEERING LTD</text:p>
          </table:table-cell>
          <table:table-cell office:value-type="float" office:value="1802.4" table:style-name="ce5">
            <text:p>1802.4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SCOTTISH POWER</text:p>
          </table:table-cell>
          <table:table-cell office:value-type="float" office:value="2221.11" table:style-name="ce5">
            <text:p>2221.11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SETON LTD</text:p>
          </table:table-cell>
          <table:table-cell office:value-type="float" office:value="7289.1" table:style-name="ce5">
            <text:p>7289.1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SMITHS DETECTION INTERNATIONAL LIMITED</text:p>
          </table:table-cell>
          <table:table-cell office:value-type="float" office:value="2448" table:style-name="ce5">
            <text:p>2448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SPECIALIST CARS STEVENAGE</text:p>
          </table:table-cell>
          <table:table-cell office:value-type="float" office:value="941.11" table:style-name="ce5">
            <text:p>941.11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633448.29" table:style-name="ce5">
            <text:p>633448.2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ST THOMAS CROSS GARAGE LTD</text:p>
          </table:table-cell>
          <table:table-cell office:value-type="float" office:value="1139.1199999999999" table:style-name="ce5">
            <text:p>1139.12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SUSSEX POLICE AUTHORITY</text:p>
          </table:table-cell>
          <table:table-cell office:value-type="float" office:value="18294.400000000001" table:style-name="ce5">
            <text:p>18294.4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TACTICAL SAFETY RESPONSES LIMITED</text:p>
          </table:table-cell>
          <table:table-cell office:value-type="float" office:value="87510.94" table:style-name="ce5">
            <text:p>87510.94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6083" table:style-name="ce5">
            <text:p>6083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THE VETERINARY CENTRE</text:p>
          </table:table-cell>
          <table:table-cell office:value-type="float" office:value="1075.06" table:style-name="ce5">
            <text:p>1075.06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TRY &amp; LILLY</text:p>
          </table:table-cell>
          <table:table-cell office:value-type="float" office:value="3830.6" table:style-name="ce5">
            <text:p>3830.6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UKAS</text:p>
          </table:table-cell>
          <table:table-cell office:value-type="float" office:value="710.25" table:style-name="ce5">
            <text:p>710.25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VAISALA LTD, ACTING FOR VAISALA OYJ</text:p>
          </table:table-cell>
          <table:table-cell office:value-type="float" office:value="955.5" table:style-name="ce5">
            <text:p>955.5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VODAFONE LIMITED</text:p>
          </table:table-cell>
          <table:table-cell office:value-type="float" office:value="29821.99" table:style-name="ce5">
            <text:p>29821.9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WA PRODUCTS (UK) LTD</text:p>
          </table:table-cell>
          <table:table-cell office:value-type="float" office:value="530" table:style-name="ce5">
            <text:p>530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WERNICK HIRE LIMITED</text:p>
          </table:table-cell>
          <table:table-cell office:value-type="float" office:value="717.49" table:style-name="ce5">
            <text:p>717.49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16T00:00:00" table:style-name="ce3">
            <text:p>16/06/2020</text:p>
          </table:table-cell>
          <table:table-cell office:value-type="string" table:style-name="ce4">
            <text:p>WOODWAY ENGINEERING LTD</text:p>
          </table:table-cell>
          <table:table-cell office:value-type="float" office:value="1337.06" table:style-name="ce5">
            <text:p>1337.06</text:p>
          </table:table-cell>
          <table:table-cell office:value-type="float" office:value="3477" table:style-name="ce5">
            <text:p>347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3663</text:p>
          </table:table-cell>
          <table:table-cell office:value-type="float" office:value="736.6" table:style-name="ce5">
            <text:p>736.6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ADT FIRE AND SECURITY PLC</text:p>
          </table:table-cell>
          <table:table-cell office:value-type="float" office:value="5800" table:style-name="ce5">
            <text:p>580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AVI LTD</text:p>
          </table:table-cell>
          <table:table-cell office:value-type="float" office:value="5843" table:style-name="ce5">
            <text:p>5843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BARKER AND EVANS</text:p>
          </table:table-cell>
          <table:table-cell office:value-type="float" office:value="1487" table:style-name="ce5">
            <text:p>1487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BARTON COMMUNITY ASSOCIATION</text:p>
          </table:table-cell>
          <table:table-cell office:value-type="float" office:value="887.5" table:style-name="ce5">
            <text:p>887.5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BMW (UK) LTD</text:p>
          </table:table-cell>
          <table:table-cell office:value-type="float" office:value="100733.02" table:style-name="ce5">
            <text:p>100733.02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BRACKNELL FOREST BOROUGH COUNCIL</text:p>
          </table:table-cell>
          <table:table-cell office:value-type="float" office:value="12000" table:style-name="ce5">
            <text:p>1200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540" table:style-name="ce5">
            <text:p>54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D &amp; P LUXURY TOILETS LTD</text:p>
          </table:table-cell>
          <table:table-cell office:value-type="float" office:value="960" table:style-name="ce5">
            <text:p>96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14741.02" table:style-name="ce5">
            <text:p>14741.02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ESSEX POLICE AUTHORITY</text:p>
          </table:table-cell>
          <table:table-cell office:value-type="float" office:value="7776.1" table:style-name="ce5">
            <text:p>7776.1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GMK LTD</text:p>
          </table:table-cell>
          <table:table-cell office:value-type="float" office:value="532.32000000000005" table:style-name="ce5">
            <text:p>532.32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GRG PUBLIC RESOURCES LTD</text:p>
          </table:table-cell>
          <table:table-cell office:value-type="float" office:value="4229.6499999999996" table:style-name="ce5">
            <text:p>4229.65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GROUPTYRE WHOLSALE LTD</text:p>
          </table:table-cell>
          <table:table-cell office:value-type="float" office:value="513.79999999999995" table:style-name="ce5">
            <text:p>513.8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GRUNDON WASTE MANAGEMENT</text:p>
          </table:table-cell>
          <table:table-cell office:value-type="float" office:value="29602.65" table:style-name="ce5">
            <text:p>29602.65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3098.5" table:style-name="ce5">
            <text:p>3098.5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HEADINGTON CARRIERS LIMITED</text:p>
          </table:table-cell>
          <table:table-cell office:value-type="float" office:value="1000" table:style-name="ce5">
            <text:p>100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INCOM <text:s/>TELECOMMUNICATIONS</text:p>
          </table:table-cell>
          <table:table-cell office:value-type="float" office:value="1053" table:style-name="ce5">
            <text:p>1053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KARDOS CAR &amp; COMMERCIAL SERVICES</text:p>
          </table:table-cell>
          <table:table-cell office:value-type="float" office:value="554.41" table:style-name="ce5">
            <text:p>554.41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LOWE &amp; OLIVER LTD</text:p>
          </table:table-cell>
          <table:table-cell office:value-type="float" office:value="3974.38" table:style-name="ce5">
            <text:p>3974.38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MC PRODUCTS</text:p>
          </table:table-cell>
          <table:table-cell office:value-type="float" office:value="1706.4" table:style-name="ce5">
            <text:p>1706.4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MEHLER VARIO SYSTEM GMBH</text:p>
          </table:table-cell>
          <table:table-cell office:value-type="float" office:value="757" table:style-name="ce5">
            <text:p>757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1911.43" table:style-name="ce5">
            <text:p>1911.43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NORTH WALES POLICE</text:p>
          </table:table-cell>
          <table:table-cell office:value-type="float" office:value="70802" table:style-name="ce5">
            <text:p>70802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ORCHID CELLMARK LTD</text:p>
          </table:table-cell>
          <table:table-cell office:value-type="float" office:value="166387.53" table:style-name="ce5">
            <text:p>166387.53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PETER JONES (ILG) LTD</text:p>
          </table:table-cell>
          <table:table-cell office:value-type="float" office:value="2200" table:style-name="ce5">
            <text:p>220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PICK EVERARD</text:p>
          </table:table-cell>
          <table:table-cell office:value-type="float" office:value="8250" table:style-name="ce5">
            <text:p>825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PIDDINGTON PROPERTIES LTD</text:p>
          </table:table-cell>
          <table:table-cell office:value-type="float" office:value="4250" table:style-name="ce5">
            <text:p>425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PMD MAGNETICS</text:p>
          </table:table-cell>
          <table:table-cell office:value-type="float" office:value="610" table:style-name="ce5">
            <text:p>61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PRESSFAB EVO LTD</text:p>
          </table:table-cell>
          <table:table-cell office:value-type="float" office:value="2570.48" table:style-name="ce5">
            <text:p>2570.48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PRIMETAKE LTD</text:p>
          </table:table-cell>
          <table:table-cell office:value-type="float" office:value="2394" table:style-name="ce5">
            <text:p>2394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PROBRAND LTD</text:p>
          </table:table-cell>
          <table:table-cell office:value-type="float" office:value="1256" table:style-name="ce5">
            <text:p>1256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PROMETHEUS MEDICAL LTD</text:p>
          </table:table-cell>
          <table:table-cell office:value-type="float" office:value="672" table:style-name="ce5">
            <text:p>672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PRO-TECT SAFETY SIGNS</text:p>
          </table:table-cell>
          <table:table-cell office:value-type="float" office:value="594.5" table:style-name="ce5">
            <text:p>594.5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REED</text:p>
          </table:table-cell>
          <table:table-cell office:value-type="float" office:value="90377.37" table:style-name="ce5">
            <text:p>90377.37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2875" table:style-name="ce5">
            <text:p>2875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4251" table:style-name="ce5">
            <text:p>4251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S P SERVICES</text:p>
          </table:table-cell>
          <table:table-cell office:value-type="float" office:value="3397.6" table:style-name="ce5">
            <text:p>3397.6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SETON LTD</text:p>
          </table:table-cell>
          <table:table-cell office:value-type="float" office:value="22497.5" table:style-name="ce5">
            <text:p>22497.5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SMS ENVIRONMENTAL LTD</text:p>
          </table:table-cell>
          <table:table-cell office:value-type="float" office:value="6641.39" table:style-name="ce5">
            <text:p>6641.39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ST THOMAS CROSS GARAGE LTD</text:p>
          </table:table-cell>
          <table:table-cell office:value-type="float" office:value="534.20000000000005" table:style-name="ce5">
            <text:p>534.2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SUNDOWN PRODUCTS LTD</text:p>
          </table:table-cell>
          <table:table-cell office:value-type="float" office:value="1372" table:style-name="ce5">
            <text:p>1372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UKAS</text:p>
          </table:table-cell>
          <table:table-cell office:value-type="float" office:value="1669.75" table:style-name="ce5">
            <text:p>1669.75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VODAFONE LIMITED</text:p>
          </table:table-cell>
          <table:table-cell office:value-type="float" office:value="25192.400000000001" table:style-name="ce5">
            <text:p>25192.4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WA PRODUCTS (UK) LTD</text:p>
          </table:table-cell>
          <table:table-cell office:value-type="float" office:value="15498" table:style-name="ce5">
            <text:p>15498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WAREHOUSE EXPRESS LTD</text:p>
          </table:table-cell>
          <table:table-cell office:value-type="float" office:value="652.76" table:style-name="ce5">
            <text:p>652.76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WEST MIDLANDS POLICE AUTHORITY</text:p>
          </table:table-cell>
          <table:table-cell office:value-type="float" office:value="3500" table:style-name="ce5">
            <text:p>350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WINDRUSH DOOR &amp; WINDOW SERVICES LTD</text:p>
          </table:table-cell>
          <table:table-cell office:value-type="float" office:value="4350" table:style-name="ce5">
            <text:p>435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WOODWAY ENGINEERING LTD</text:p>
          </table:table-cell>
          <table:table-cell office:value-type="float" office:value="2298.66" table:style-name="ce5">
            <text:p>2298.66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6-23T00:00:00" table:style-name="ce3">
            <text:p>23/06/2020</text:p>
          </table:table-cell>
          <table:table-cell office:value-type="string" table:style-name="ce4">
            <text:p>ZEPHYR FLAGS &amp; BANNERS</text:p>
          </table:table-cell>
          <table:table-cell office:value-type="float" office:value="570" table:style-name="ce5">
            <text:p>570</text:p>
          </table:table-cell>
          <table:table-cell office:value-type="float" office:value="3478" table:style-name="ce5">
            <text:p>347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number-rows-repeated="1048359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2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 Nancy</meta:initial-creator>
    <dc:creator>Roberts, Charlotte (C7904)</dc:creator>
    <meta:creation-date>2020-07-15T08:26:53Z</meta:creation-date>
    <dc:date>2020-09-16T10:46:41Z</dc:date>
    <meta:print-date>2020-09-16T10:46:09Z</meta:print-date>
  </office:meta>
</office:document-meta>
</file>